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IBM Plex Mono" svg:font-family="'IBM Plex Mono'"/>
    <style:font-face style:name="IBM Plex Mono1" svg:font-family="'IBM Plex Mono'" style:font-pitch="fixed"/>
    <style:font-face style:name="IBM Plex Mono2" svg:font-family="'IBM Plex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1.97cm" fo:min-width="25.686cm"/>
      <style:paragraph-properties style:writing-mode="lr-tb"/>
    </style:style>
    <style:style style:name="gr2" style:family="graphic" style:parent-style-name="standard">
      <style:graphic-properties svg:stroke-color="#800080" draw:fill-color="#800080" draw:textarea-horizontal-align="justify" draw:textarea-vertical-align="middle" draw:auto-grow-height="false" fo:min-height="9.842cm" fo:min-width="25.14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4" style:family="graphic" style:parent-style-name="standard">
      <style:graphic-properties svg:stroke-color="#81d41a" draw:fill-color="#81d41a" draw:textarea-horizontal-align="justify" draw:textarea-vertical-align="middle" draw:auto-grow-height="false" fo:min-height="6.032cm" fo:min-width="23.241cm" fo:wrap-option="wrap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35cm" fo:min-width="0.381cm" fo:wrap-option="wrap"/>
    </style:style>
    <style:style style:name="gr6" style:family="graphic" style:parent-style-name="standard">
      <style:graphic-properties svg:stroke-color="#ffbf00" draw:fill-color="#ffbf00" draw:textarea-horizontal-align="justify" draw:textarea-vertical-align="middle" draw:auto-grow-height="false" fo:min-height="3.81cm" fo:min-width="3.556cm" fo:wrap-option="wrap"/>
    </style:style>
    <style:style style:name="gr7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8" style:family="graphic" style:parent-style-name="objectwithoutfill">
      <style:graphic-properties svg:stroke-width="0.106cm" svg:stroke-color="#ffbf0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9" style:family="graphic" style:parent-style-name="standard">
      <style:graphic-properties svg:stroke-width="0.106cm" svg:stroke-color="#ff0000" draw:marker-start="Arrowheads_20_1" draw:marker-start-width="0.359cm" draw:marker-end="Arrowheads_20_1" draw:marker-end-width="0.359cm" draw:textarea-vertical-align="middle" fo:padding-top="0.053cm" fo:padding-bottom="0.053cm" fo:padding-left="0.307cm" fo:padding-right="0.053cm"/>
    </style:style>
    <style:style style:name="gr10" style:family="graphic" style:parent-style-name="standard">
      <style:graphic-properties svg:stroke-width="0.106cm" svg:stroke-color="#ffff00" draw:marker-start="Arrowheads_20_2" draw:marker-start-width="0.359cm" draw:marker-end="Arrowheads_20_2" draw:marker-end-width="0.359cm" draw:textarea-vertical-align="middle" fo:padding-top="0.053cm" fo:padding-bottom="0.053cm" fo:padding-left="0.307cm" fo:padding-right="0.053cm"/>
    </style:style>
    <style:style style:name="P1" style:family="paragraph">
      <style:paragraph-properties fo:text-align="center" style:writing-mode="lr-tb"/>
      <style:text-properties style:font-name="IBM Plex Mono1" fo:font-size="26pt" style:font-size-asian="26pt" style:font-size-complex="26pt"/>
    </style:style>
    <style:style style:name="P2" style:family="paragraph">
      <loext:graphic-properties draw:fill-color="#800080"/>
      <style:paragraph-properties fo:text-align="center" style:writing-mode="lr-tb"/>
    </style:style>
    <style:style style:name="P3" style:family="paragraph">
      <style:paragraph-properties fo:text-align="center"/>
      <style:text-properties fo:color="#ffffff" loext:opacity="100%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style:font-name="IBM Plex Mono1" fo:font-size="40pt" style:font-size-asian="40pt" style:font-size-complex="40pt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bf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IBM Plex Mono1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IBM Plex Mono1" fo:font-size="40pt" style:font-size-asian="40pt" style:font-size-complex="40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IBM Plex Mono1"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IBM Plex Mono1" fo:font-size="24pt" style:font-size-asian="24pt" style:font-size-complex="24pt"/>
    </style:style>
    <style:style style:name="P14" style:family="paragraph">
      <loext:graphic-properties draw:fill="none" draw:fill-color="#ffffff"/>
      <style:paragraph-properties style:writing-mode="lr-tb"/>
      <style:text-properties style:font-name="IBM Plex Mono1"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IBM Plex Mono1" fo:font-size="26pt" fo:background-color="#ffbf00" style:font-size-asian="26pt" style:font-size-complex="26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IBM Plex Mono1" fo:background-color="#ff0000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IBM Plex Mono1" fo:font-size="26pt" fo:background-color="#ffff00" style:font-size-asian="26pt" style:font-size-complex="26pt"/>
    </style:style>
    <style:style style:name="T1" style:family="text">
      <style:text-properties fo:color="#ffffff" loext:opacity="100%" style:font-name="IBM Plex Mono1" fo:font-size="40pt" style:font-size-asian="40pt" style:font-size-complex="40pt"/>
    </style:style>
    <style:style style:name="T2" style:family="text">
      <style:text-properties style:font-name="IBM Plex Mono1" fo:font-size="14pt" style:font-size-asian="14pt" style:font-size-complex="14pt"/>
    </style:style>
    <style:style style:name="T3" style:family="text">
      <style:text-properties style:font-name="IBM Plex Mono1" fo:font-size="40pt" style:font-size-asian="40pt" style:font-size-complex="40pt"/>
    </style:style>
    <style:style style:name="T4" style:family="text">
      <style:text-properties style:font-name="IBM Plex Mono1" fo:font-size="24pt" style:font-size-asian="24pt" style:font-size-complex="24pt"/>
    </style:style>
    <style:style style:name="T5" style:family="text">
      <style:text-properties style:font-name="IBM Plex Mono1" fo:font-size="22pt" style:font-size-asian="22pt" style:font-size-complex="2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1" fo:font-size="26pt" fo:font-style="normal" fo:text-shadow="none" style:text-underline-style="none" fo:font-weight="normal" style:letter-kerning="true" fo:background-color="#ffbf00" style:font-name-asian="IBM Plex Mono" style:font-size-asian="26pt" style:font-style-asian="normal" style:font-weight-asian="normal" style:font-name-complex="IBM Plex Mono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IBM Plex Mono" fo:font-size="26pt" fo:background-color="#ffbf00" style:font-name-asian="IBM Plex Mono" style:font-size-asian="26pt" style:font-name-complex="IBM Plex Mono" style:font-size-complex="26pt"/>
    </style:style>
    <style:style style:name="T8" style:family="text">
      <style:text-properties style:font-name="IBM Plex Mono1" fo:background-color="#ff0000"/>
    </style:style>
    <style:style style:name="T9" style:family="text">
      <style:text-properties style:font-name="IBM Plex Mono1" fo:font-size="26pt" fo:background-color="#ffff00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1.97cm" svg:x="1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4cm" svg:height="9.842cm" svg:x="1.335cm" svg:y="10.5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615cm" svg:height="2.214cm" svg:x="1.37cm" svg:y="10.533cm">
          <draw:text-box>
            <text:p text:style-name="P3"><text:span text:style-name="T1">Docker</text:span></text:p>
          </draw:text-box>
        </draw:frame>
        <draw:custom-shape draw:style-name="gr4" draw:text-style-name="P5" draw:layer="layout" svg:width="23.495cm" svg:height="6.032cm" svg:x="2.27cm" svg:y="1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0.635cm" svg:height="0.635cm" svg:x="14.642cm" svg:y="1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0.635cm" svg:height="0.635cm" svg:x="13.907cm" svg:y="8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3.81cm" svg:height="3.81cm" svg:x="1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7" draw:id="id7" draw:layer="layout" svg:width="3.81cm" svg:height="3.81cm" svg:x="7.66cm" svg:y="2.6cm">
          <draw:glue-point draw:id="4" svg:x="3.333cm" svg:y="5cm"/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3.81cm" svg:height="3.81cm" svg:x="22.272cm" svg:y="2.6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81cm" svg:height="1.27cm" svg:x="0.9cm" svg:y="2.717cm">
          <draw:text-box>
            <text:p><text:span text:style-name="T2">Easy executable 1</text:span></text:p>
          </draw:text-box>
        </draw:frame>
        <draw:frame draw:style-name="gr3" draw:text-style-name="P10" draw:layer="layout" svg:width="7.99cm" svg:height="2.54cm" svg:x="2.535cm" svg:y="17.192cm">
          <draw:text-box>
            <text:p text:style-name="P9"><text:span text:style-name="T3">Ubuntu</text:span></text:p>
          </draw:text-box>
        </draw:frame>
        <draw:frame draw:style-name="gr3" draw:text-style-name="P11" draw:layer="layout" svg:width="5.705cm" svg:height="1.988cm" svg:x="15.337cm" svg:y="13.217cm">
          <draw:text-box>
            <text:p text:style-name="P9"><text:span text:style-name="T4">Port 49575</text:span></text:p>
          </draw:text-box>
        </draw:frame>
        <draw:line draw:style-name="gr8" draw:text-style-name="P12" draw:layer="layout" svg:x1="1cm" svg:y1="1.035cm" svg:x2="26.94cm" svg:y2="1.035cm">
          <text:p/>
        </draw:line>
        <draw:line draw:style-name="gr8" draw:text-style-name="P12" draw:layer="layout" svg:x1="1cm" svg:y1="1.035cm" svg:x2="1cm" svg:y2="2.27cm">
          <text:p/>
        </draw:line>
        <draw:line draw:style-name="gr8" draw:text-style-name="P12" draw:layer="layout" svg:x1="26.94cm" svg:y1="1cm" svg:x2="26.94cm" svg:y2="2.27cm">
          <text:p/>
        </draw:line>
        <draw:frame draw:style-name="gr7" draw:text-style-name="P13" draw:layer="layout" svg:width="8.89cm" svg:height="1.587cm" svg:x="11.795cm" svg:y="1cm">
          <draw:text-box>
            <text:p><text:span text:style-name="T4">N Students</text:span></text:p>
          </draw:text-box>
        </draw:frame>
        <draw:frame draw:style-name="gr7" draw:text-style-name="P14" draw:layer="layout" svg:width="6.193cm" svg:height="1.475cm" svg:x="14.392cm" svg:y="8.532cm">
          <draw:text-box>
            <text:p><text:span text:style-name="T5">Port 49575</text:span></text:p>
          </draw:text-box>
        </draw:frame>
        <draw:connector draw:style-name="gr9" draw:text-style-name="P9" draw:layer="layout" draw:line-skew="0.47cm" svg:x1="2.905cm" svg:y1="6.41cm" svg:x2="14.224cm" svg:y2="8.62cm" draw:start-shape="id1" draw:start-glue-point="2" draw:end-shape="id2" draw:end-glue-point="0" svg:d="M2905 6410v1575h11319v635" svg:viewBox="0 0 11320 2211">
          <text:p/>
        </draw:connector>
        <draw:frame draw:style-name="gr3" draw:text-style-name="P16" xml:id="id5" draw:id="id5" draw:layer="layout" svg:width="2.057cm" svg:height="1.37cm" svg:x="19.275cm" svg:y="3.675cm">
          <draw:text-box>
            <text:p text:style-name="P15"><text:span text:style-name="T6">••</text:span><text:span text:style-name="T7">•</text:span></text:p>
          </draw:text-box>
        </draw:frame>
        <draw:frame draw:style-name="gr3" draw:text-style-name="P17" draw:layer="layout" svg:width="1.608cm" svg:height="1.094cm" svg:x="2.175cm" svg:y="6.891cm">
          <draw:text-box>
            <text:p text:style-name="P9"><text:span text:style-name="T8">TCP</text:span></text:p>
          </draw:text-box>
        </draw:frame>
        <draw:connector draw:style-name="gr10" draw:text-style-name="P9" draw:layer="layout" svg:x1="14.224cm" svg:y1="9.255cm" svg:x2="14.959cm" svg:y2="13.7cm" draw:start-shape="id2" draw:start-glue-point="2" draw:end-shape="id3" draw:end-glue-point="0" svg:d="M14224 9255v2222h735v2223" svg:viewBox="0 0 736 4446">
          <text:p/>
        </draw:connector>
        <draw:frame draw:style-name="gr3" draw:text-style-name="P18" draw:layer="layout" svg:width="12.825cm" svg:height="2.858cm" svg:x="11.067cm" svg:y="11.007cm">
          <draw:text-box>
            <text:p text:style-name="P9"><text:span text:style-name="T9">Docker port mapping</text:span></text:p>
          </draw:text-box>
        </draw:frame>
        <draw:connector draw:style-name="gr9" draw:text-style-name="P9" draw:layer="layout" draw:line-skew="0.47cm" svg:x1="24.177cm" svg:y1="6.41cm" svg:x2="14.224cm" svg:y2="8.62cm" draw:start-shape="id4" draw:start-glue-point="2" draw:end-shape="id2" draw:end-glue-point="0" svg:d="M24177 6410v1575h-9953v635" svg:viewBox="0 0 9954 2211">
          <text:p/>
        </draw:connector>
        <draw:connector draw:style-name="gr9" draw:text-style-name="P9" draw:layer="layout" draw:line-skew="0.835cm" svg:x1="20.303cm" svg:y1="5.045cm" svg:x2="14.224cm" svg:y2="8.62cm" draw:start-shape="id5" draw:start-glue-point="2" draw:end-shape="id2" draw:end-glue-point="0" svg:d="M20303 5045v2622h-6079v953" svg:viewBox="0 0 6080 3576">
          <text:p/>
        </draw:connector>
        <draw:frame draw:style-name="gr3" draw:text-style-name="P17" draw:layer="layout" svg:width="1.608cm" svg:height="1.094cm" svg:x="19.575cm" svg:y="6.291cm">
          <draw:text-box>
            <text:p text:style-name="P9"><text:span text:style-name="T8">TCP</text:span></text:p>
          </draw:text-box>
        </draw:frame>
        <draw:frame draw:style-name="gr3" draw:text-style-name="P17" draw:layer="layout" svg:width="1.608cm" svg:height="1.094cm" svg:x="23.475cm" svg:y="6.991cm">
          <draw:text-box>
            <text:p text:style-name="P9"><text:span text:style-name="T8">TCP</text:span></text:p>
          </draw:text-box>
        </draw:frame>
        <draw:frame draw:style-name="gr7" draw:text-style-name="P8" draw:layer="layout" svg:width="3.81cm" svg:height="1.27cm" svg:x="22.2cm" svg:y="2.717cm">
          <draw:text-box>
            <text:p><text:span text:style-name="T2">Hard executable M</text:span></text:p>
          </draw:text-box>
        </draw:frame>
        <draw:frame draw:style-name="gr3" draw:text-style-name="P16" xml:id="id6" draw:id="id6" draw:layer="layout" svg:width="2.057cm" svg:height="1.37cm" svg:x="5.276cm" svg:y="3.675cm">
          <draw:text-box>
            <text:p text:style-name="P15"><text:span text:style-name="T6">••</text:span><text:span text:style-name="T7">•</text:span></text:p>
          </draw:text-box>
        </draw:frame>
        <draw:frame draw:style-name="gr7" draw:text-style-name="P8" draw:layer="layout" svg:width="3.81cm" svg:height="1.27cm" svg:x="7.5cm" svg:y="2.717cm">
          <draw:text-box>
            <text:p><text:span text:style-name="T2">Easy executable L</text:span></text:p>
          </draw:text-box>
        </draw:frame>
        <draw:custom-shape draw:style-name="gr6" draw:text-style-name="P7" xml:id="id8" draw:id="id8" draw:layer="layout" svg:width="3.81cm" svg:height="3.81cm" svg:x="14.772cm" svg:y="2.6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81cm" svg:height="1.27cm" svg:x="14.7cm" svg:y="2.717cm">
          <draw:text-box>
            <text:p><text:span text:style-name="T2">Hard executable 1</text:span></text:p>
          </draw:text-box>
        </draw:frame>
        <draw:connector draw:style-name="gr9" draw:text-style-name="P9" draw:layer="layout" draw:line-skew="0.584cm" svg:x1="6.304cm" svg:y1="5.045cm" svg:x2="14.225cm" svg:y2="8.62cm" draw:start-shape="id6" draw:start-glue-point="2" svg:d="M6304 5045v2622h7921v953" svg:viewBox="0 0 7922 3576">
          <text:p/>
        </draw:connector>
        <draw:connector draw:style-name="gr9" draw:text-style-name="P9" draw:layer="layout" draw:line-skew="-0.734cm" svg:x1="9.565cm" svg:y1="6.41cm" svg:x2="14.226cm" svg:y2="8.621cm" draw:start-shape="id7" draw:start-glue-point="2" svg:d="M9565 6410v622h4661v1589" svg:viewBox="0 0 4662 2212">
          <text:p/>
        </draw:connector>
        <draw:connector draw:style-name="gr9" draw:text-style-name="P9" draw:layer="layout" draw:line-skew="-0.734cm" svg:x1="16.677cm" svg:y1="6.41cm" svg:x2="14.225cm" svg:y2="8.621cm" draw:start-shape="id8" draw:start-glue-point="2" svg:d="M16677 6410v622h-2452v1589" svg:viewBox="0 0 2453 2212">
          <text:p/>
        </draw:connector>
        <draw:frame draw:style-name="gr3" draw:text-style-name="P17" draw:layer="layout" svg:width="1.608cm" svg:height="1.094cm" svg:x="5.475cm" svg:y="6.391cm">
          <draw:text-box>
            <text:p text:style-name="P9"><text:span text:style-name="T8">TCP</text:span></text:p>
          </draw:text-box>
        </draw:frame>
        <draw:frame draw:style-name="gr3" draw:text-style-name="P17" draw:layer="layout" svg:width="1.608cm" svg:height="1.094cm" svg:x="11.075cm" svg:y="6.391cm">
          <draw:text-box>
            <text:p text:style-name="P9"><text:span text:style-name="T8">TCP</text:span></text:p>
          </draw:text-box>
        </draw:frame>
        <draw:frame draw:style-name="gr3" draw:text-style-name="P17" draw:layer="layout" svg:width="1.608cm" svg:height="1.094cm" svg:x="14.875cm" svg:y="6.391cm">
          <draw:text-box>
            <text:p text:style-name="P9"><text:span text:style-name="T8">TCP</text:span></text:p>
          </draw:text-box>
        </draw:frame>
        <draw:frame draw:style-name="gr3" draw:text-style-name="P10" draw:layer="layout" svg:width="10.477cm" svg:height="1.905cm" svg:x="1cm" svg:y="8.62cm">
          <draw:text-box>
            <text:p text:style-name="P9"><text:span text:style-name="T3">Linux Serv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IBM Plex Mono" svg:font-family="'IBM Plex Mono'"/>
    <style:font-face style:name="IBM Plex Mono1" svg:font-family="'IBM Plex Mono'" style:font-pitch="fixed"/>
    <style:font-face style:name="IBM Plex Mono2" svg:font-family="'IBM Plex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draw:fit-to-contour="false" fo:padding-top="0cm" fo:padding-bottom="0cm" fo:padding-left="0.254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t-to-contour="false" fo:padding-left="0cm" fo:wrap-option="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7T17:44:36.725903170</meta:creation-date>
    <meta:editing-duration>PT1H46M43S</meta:editing-duration>
    <meta:editing-cycles>31</meta:editing-cycles>
    <meta:generator>LibreOffice/7.3.2.2$MacOSX_AARCH64 LibreOffice_project/49f2b1bff42cfccbd8f788c8dc32c1c309559be0</meta:generator>
    <dc:date>2022-12-13T19:03:42.485322301</dc:date>
    <meta:document-statistic meta:object-count="38"/>
  </office:meta>
</office:document-meta>
</file>